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" officeooo:paragraph-rsid="001720e2"/>
    </style:style>
    <style:style style:name="P2" style:family="paragraph" style:parent-style-name="Text_20_body">
      <style:paragraph-properties fo:text-align="justify" style:justify-single-word="false"/>
      <style:text-properties officeooo:paragraph-rsid="0024a3c7"/>
    </style:style>
    <style:style style:name="P3" style:family="paragraph" style:parent-style-name="Text_20_body">
      <style:paragraph-properties fo:text-align="justify" style:justify-single-word="false"/>
      <style:text-properties style:font-name="Sans"/>
    </style:style>
    <style:style style:name="P4" style:family="paragraph" style:parent-style-name="Text_20_body">
      <style:paragraph-properties fo:text-align="justify" style:justify-single-word="false"/>
      <style:text-properties style:font-name="Sans" officeooo:paragraph-rsid="00178767"/>
    </style:style>
    <style:style style:name="P5" style:family="paragraph" style:parent-style-name="Text_20_body">
      <style:paragraph-properties fo:text-align="justify" style:justify-single-word="false"/>
      <style:text-properties style:font-name="Sans" officeooo:rsid="0024a3c7" officeooo:paragraph-rsid="0025f4e1"/>
    </style:style>
    <style:style style:name="P6" style:family="paragraph" style:parent-style-name="Text_20_body">
      <style:paragraph-properties fo:text-align="justify" style:justify-single-word="false"/>
      <style:text-properties style:font-name="Sans" officeooo:rsid="0025f4e1" officeooo:paragraph-rsid="0025f4e1"/>
    </style:style>
    <style:style style:name="P7" style:family="paragraph" style:parent-style-name="Text_20_body">
      <style:paragraph-properties fo:text-align="justify" style:justify-single-word="false"/>
      <style:text-properties style:font-name="Sans" officeooo:rsid="0025f4e1" officeooo:paragraph-rsid="0027e6e3"/>
    </style:style>
    <style:style style:name="P8" style:family="paragraph" style:parent-style-name="Text_20_body">
      <style:paragraph-properties fo:text-align="justify" style:justify-single-word="false"/>
      <style:text-properties style:font-name="Sans" officeooo:rsid="001720e2" officeooo:paragraph-rsid="001720e2"/>
    </style:style>
    <style:style style:name="P9" style:family="paragraph" style:parent-style-name="Text_20_body">
      <style:paragraph-properties fo:text-align="justify" style:justify-single-word="false"/>
      <style:text-properties style:font-name="Sans" officeooo:rsid="00178767" officeooo:paragraph-rsid="00178767"/>
    </style:style>
    <style:style style:name="P10" style:family="paragraph" style:parent-style-name="Text_20_body">
      <style:paragraph-properties fo:text-align="justify" style:justify-single-word="false"/>
      <style:text-properties style:font-name="Sans" officeooo:rsid="001b3636" officeooo:paragraph-rsid="001b3636"/>
    </style:style>
    <style:style style:name="P11" style:family="paragraph" style:parent-style-name="Text_20_body">
      <style:paragraph-properties fo:text-align="justify" style:justify-single-word="false"/>
      <style:text-properties style:font-name="Sans" officeooo:rsid="001b3636" officeooo:paragraph-rsid="001b97ca"/>
    </style:style>
    <style:style style:name="P12" style:family="paragraph" style:parent-style-name="Text_20_body">
      <style:paragraph-properties fo:text-align="justify" style:justify-single-word="false"/>
      <style:text-properties style:font-name="Sans" officeooo:rsid="0019361a" officeooo:paragraph-rsid="0019361a"/>
    </style:style>
    <style:style style:name="P13" style:family="paragraph" style:parent-style-name="Text_20_body">
      <style:paragraph-properties fo:text-align="justify" style:justify-single-word="false"/>
      <style:text-properties style:font-name="Sans" officeooo:rsid="001b97ca" officeooo:paragraph-rsid="001b97ca"/>
    </style:style>
    <style:style style:name="P14" style:family="paragraph" style:parent-style-name="Text_20_body">
      <style:paragraph-properties fo:text-align="justify" style:justify-single-word="false"/>
      <style:text-properties style:font-name="Sans" officeooo:rsid="001b97ca" officeooo:paragraph-rsid="001ba1ad"/>
    </style:style>
    <style:style style:name="P15" style:family="paragraph" style:parent-style-name="Text_20_body">
      <style:paragraph-properties fo:text-align="justify" style:justify-single-word="false"/>
      <style:text-properties style:font-name="Sans" officeooo:rsid="001be09a" officeooo:paragraph-rsid="001be09a"/>
    </style:style>
    <style:style style:name="P16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Sans" officeooo:paragraph-rsid="0024a3c7"/>
    </style:style>
    <style:style style:name="P17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Sans" officeooo:paragraph-rsid="001720e2"/>
    </style:style>
    <style:style style:name="P18" style:family="paragraph" style:parent-style-name="Heading_20_1">
      <style:paragraph-properties fo:text-align="justify" style:justify-single-word="false"/>
      <style:text-properties style:font-name="Sans"/>
    </style:style>
    <style:style style:name="P19" style:family="paragraph" style:parent-style-name="Heading_20_1">
      <style:paragraph-properties fo:text-align="justify" style:justify-single-word="false"/>
      <style:text-properties style:font-name="Sans" officeooo:paragraph-rsid="0024a3c7"/>
    </style:style>
    <style:style style:name="P20" style:family="paragraph" style:parent-style-name="Heading_20_3">
      <style:paragraph-properties fo:text-align="justify" style:justify-single-word="false"/>
      <style:text-properties style:font-name="Sans"/>
    </style:style>
    <style:style style:name="P21" style:family="paragraph" style:parent-style-name="Heading_20_2">
      <style:paragraph-properties fo:text-align="justify" style:justify-single-word="false"/>
      <style:text-properties style:font-name="Sans"/>
    </style:style>
    <style:style style:name="T1" style:family="text">
      <style:text-properties officeooo:rsid="001720e2"/>
    </style:style>
    <style:style style:name="T2" style:family="text">
      <style:text-properties officeooo:rsid="00178767"/>
    </style:style>
    <style:style style:name="T3" style:family="text">
      <style:text-properties officeooo:rsid="001b363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a1ad" style:font-weight-asian="bold" style:font-weight-complex="bold"/>
    </style:style>
    <style:style style:name="T6" style:family="text">
      <style:text-properties officeooo:rsid="001ba1ad"/>
    </style:style>
    <style:style style:name="T7" style:family="text">
      <style:text-properties officeooo:rsid="001db0cb"/>
    </style:style>
    <style:style style:name="T8" style:family="text">
      <style:text-properties officeooo:rsid="001e56d5"/>
    </style:style>
    <style:style style:name="T9" style:family="text">
      <style:text-properties officeooo:rsid="001e8955"/>
    </style:style>
    <style:style style:name="T10" style:family="text">
      <style:text-properties officeooo:rsid="0020b116"/>
    </style:style>
    <style:style style:name="T11" style:family="text">
      <style:text-properties officeooo:rsid="0021764d"/>
    </style:style>
    <style:style style:name="T12" style:family="text">
      <style:text-properties officeooo:rsid="00229955"/>
    </style:style>
    <style:style style:name="T13" style:family="text">
      <style:text-properties officeooo:rsid="0024a3c7"/>
    </style:style>
    <style:style style:name="T14" style:family="text">
      <style:text-properties officeooo:rsid="0025f4e1"/>
    </style:style>
    <style:style style:name="T15" style:family="text">
      <style:text-properties officeooo:rsid="0027e6e3"/>
    </style:style>
    <style:style style:name="T16" style:family="text">
      <style:text-properties officeooo:rsid="002ea622"/>
    </style:style>
    <style:style style:name="T17" style:family="text">
      <style:text-properties style:font-name="Sans" officeooo:rsid="0024a3c7"/>
    </style:style>
    <style:style style:name="T18" style:family="text">
      <style:text-properties officeooo:rsid="003009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13">Viewport</text:span></text:h>
      <text:p text:style-name="P2"><text:span text:style-name="T17"/></text:p>
      <text:p text:style-name="P5">A long time ago in a galaxy far, <text:span text:style-name="T18">far</text:span> away, antes dos smartphones e tablets as pessoas navegavam na web utilizando apenas computadores, então o design das páginas <text:span text:style-name="T14">era estático</text:span>. <text:span text:style-name="T14">Só que a forma de acessar a web mudou e os tamanhos fixos pensados apenas para desktops eram grandes demais para se encaixar nas telas dos smartphones e tablets.</text:span></text:p>
      <text:p text:style-name="P5"><text:span text:style-name="T14">Daí os navegadores passaram a utilizar o viewport como uma forma de corrigir a escala (lê-se: fizeram um armengue pra se adaptar à largura diferente desses novos dispositivos).</text:span></text:p>
      <text:p text:style-name="P5">Viewport é basicamente a área visível da sua página, é a área na qual será disposto todo o conteúdo do site. Ele depende <text:span text:style-name="T14">d</text:span>o <text:span text:style-name="T14">dispositivo utilizado e corresponde ao</text:span> tamanho da janela do navegador, desconsiderando as barras de ferramenta, rolagem, navegação e etc.</text:p>
      <text:p text:style-name="P6">Aí você inclui isso entre &lt;head&gt; e &lt;/head&gt;</text:p>
      <text:p text:style-name="P6"><text:s text:c="4"/>&lt;meta name="viewport" content="width=device-width, initial-scale=1"&gt;</text:p>
      <text:p text:style-name="P6"><text:s text:c="4"/>width=device-width</text:p>
      <text:p text:style-name="P7"><text:s text:c="8"/>Isso assumirá o valor específico <text:span text:style-name="T15">de largura para</text:span> cada aparelho</text:p>
      <text:p text:style-name="P7"/>
      <text:p text:style-name="P7"><text:s text:c="4"/>initial-scale=1 </text:p>
      <text:p text:style-name="P6"><text:s text:c="12"/>indica para o navegador <text:span text:style-name="T15">o zoom inicial em </text:span>que a página deve abrir.</text:p>
      <text:p text:style-name="P16"/>
      <text:h text:style-name="P18" text:outline-level="1">Layouts fluídos</text:h>
      <text:p text:style-name="P3"/>
      <text:p text:style-name="P1"><text:span text:style-name="T10">Desenvolver um layout fluído é basicamente não utilizar medidas fixas para como pixels para estabelecer o tamanho dos elementos que compõem o design.</text:span></text:p>
      <text:h text:style-name="P21" text:outline-level="2">Medidas flexíveis</text:h>
      <text:h text:style-name="P20" text:outline-level="3">Porcentagens</text:h>
      <text:p text:style-name="P3"><text:tab/><text:span text:style-name="T1">As porcentagens são utilizadas para especificar as medidas de tamanho em relação ao elemento pai.</text:span></text:p>
      <text:p text:style-name="P8">Body {</text:p>
      <text:p text:style-name="P8"><text:tab/>width: 100%;</text:p>
      <text:p text:style-name="P8"><text:soft-page-break/>}</text:p>
      <text:p text:style-name="P8">.left {</text:p>
      <text:p text:style-name="P8"><text:tab/>width: 50%;</text:p>
      <text:p text:style-name="P8"><text:tab/>float: left;</text:p>
      <text:p text:style-name="P8"><text:tab/>background-color: #DDD;</text:p>
      <text:p text:style-name="P8">}</text:p>
      <text:p text:style-name="P8">.right {</text:p>
      <text:p text:style-name="P8"><text:tab/>width: 50%;</text:p>
      <text:p text:style-name="P8"><text:tab/>float: right;</text:p>
      <text:p text:style-name="P8"><text:tab/>background-color: #FFF;</text:p>
      <text:p text:style-name="P8">}</text:p>
      <text:p text:style-name="P8">As classes left e right, filhas de body ocupam cada uma metade do tamanho de body que, por sua vez ocupa 100% da página, portanto cada uma dessas classes ocupa metade da página, independente do seu tamanho.</text:p>
      <text:h text:style-name="P20" text:outline-level="3">Em</text:h>
      <text:p text:style-name="P8">Também é possível utilizar porcentagens no font-size, fazendo com que o tamanho da fonte de um elemento seja relativo ao tamanho da fonte do elemento pai. O em <text:span text:style-name="T2">funciona</text:span> nessa pegada; definir o tamanho da fonte de um elemento em 300% ou 3em dá no mesmo. <text:span text:style-name="T2">Dessa forma, para definir o tamanho de fonte de um elemento 50% menor que a do elemento pai é só utilizar 0.5em</text:span>.</text:p>
      <text:p text:style-name="P8"/>
      <text:p text:style-name="P9">Ah, o em vai SEMPRE considerar o elemento pai como referência para o tamanho da fonte seguinte, então se no meio do código você resolver alterar o tamanho do texto de um elemento, você acaba alterando o tamanho dos filhos dele também.</text:p>
      <text:h text:style-name="P20" text:outline-level="3">Rem</text:h>
      <text:p text:style-name="P9">O rem funciona mais ou menos como o em só que ao invés de utilizar o elemento pai como referência, ele utiliza o elemento raíz, que é a tag html (daí a letra r no comecinho, vem de root-em). </text:p>
      <text:p text:style-name="P9">Isso evita aquele problema de alterar um elemento que utiliza em e acabar alterando o tamanho de todos os seus dependentes.</text:p>
      <text:p text:style-name="P9">Isso significa que todos os tamanhos de fontes dos elementos terão como referência o tamanho de fonte estabelecido na tag html.</text:p>
      <text:p text:style-name="P9"><text:soft-page-break/>Html {</text:p>
      <text:p text:style-name="P9"><text:tab/>font-size: 16px;</text:p>
      <text:p text:style-name="P9">}</text:p>
      <text:p text:style-name="P9"/>
      <text:p text:style-name="P9">.son {</text:p>
      <text:p text:style-name="P9"><text:tab/>font-size: 0.5 rem;<text:tab/> /* O font-size desse elemento é metade do tamanho do elemento raíz, 8px */</text:p>
      <text:p text:style-name="P4"><text:span text:style-name="T2">}</text:span></text:p>
      <text:h text:style-name="P20" text:outline-level="3">v<text:span text:style-name="T3">w e vh</text:span></text:h>
      <text:p text:style-name="P10">Ambas as unidades têm relação com a janela do navegador:</text:p>
      <text:p text:style-name="P10"><text:tab/>O vh [viewport-height] corresponde a 1% da altura da janela do navegador</text:p>
      <text:p text:style-name="P10"><text:tab/>O vw [viewport-width] corresponde a 1% da largura da janela do navegador</text:p>
      <text:p text:style-name="P10"/>
      <text:p text:style-name="P12">Ah, favor não confundir seu uso com o da porcentagem:</text:p>
      <text:p text:style-name="P12"><text:tab/>A porcentagem utiliza como referência o a largura do elemento pai, enquanto que vh <text:span text:style-name="T3">e vw</text:span> utiliza<text:span text:style-name="T3">m</text:span> a <text:span text:style-name="T3">altura e </text:span>largura <text:span text:style-name="T3">(respectivamente)</text:span> da janela do navegador como referência pro tamanho, ok? ok.</text:p>
      <text:p text:style-name="P17"/>
      <text:h text:style-name="P18" text:outline-level="1">Media Query</text:h>
      <text:p text:style-name="P11">E aí tá você testando várias dimensões diferentes no navegador tod@ animad@ que o código tá se adaptando ao tamanho da página até que, chega o momento em que, como já dizia <text:span text:style-name="T16">Robsão, na época do Black Style</text:span>, </text:p>
      <text:p text:style-name="P11"><text:tab/>quebra, todo mundo quebra. </text:p>
      <text:p text:style-name="P13">Ok, pode até não quebrar mas às vezes quando o tamanho da tela é menor, fica tudo estranho e espremido, o que não dá ao usuário a melhor experiência de todas.</text:p>
      <text:p text:style-name="P13">É por essas e outras que a gente usa media queries.</text:p>
      <text:p text:style-name="P13"><text:span text:style-name="T11">A </text:span>partir delas a gente pode utilizar algo chamado design condicional <text:span text:style-name="T12">onde</text:span> regras de css serão aplicadas em situações específicas. Não entendeu? Perainda.</text:p>
      <text:p text:style-name="P13">.item {</text:p>
      <text:p text:style-name="P13"><text:soft-page-break/><text:tab/>width: 25%;</text:p>
      <text:p text:style-name="P13">}</text:p>
      <text:p text:style-name="P13"/>
      <text:p text:style-name="P13">@media (max-width: 360px) {</text:p>
      <text:p text:style-name="P13"><text:tab/>.item {</text:p>
      <text:p text:style-name="P13"><text:tab/><text:tab/>width: 100%;</text:p>
      <text:p text:style-name="P13"><text:tab/>}</text:p>
      <text:p text:style-name="P13">}</text:p>
      <text:p text:style-name="P13"/>
      <text:p text:style-name="P14">Na linha 5 a gente tem a sintaxe do media query, que consiste basicamente em você utilizar o @media <text:span text:style-name="T6">e entre os parênteses a condição que deve ser satisfeita.</text:span></text:p>
      <text:p text:style-name="P13">Nesse caso a largura da classe item é alterada quando a condição (max-width: 360px) é satisfeita, ou seja, enquanto a largura da tela for <text:span text:style-name="T4">menor </text:span><text:span text:style-name="T5">ou igual</text:span> <text:span text:style-name="T6">a </text:span>360px, a la<text:span text:style-name="T11">r</text:span>gura do item <text:span text:style-name="T6">vai ser 100% do valor do elemento pai. Quando a largura da tela ultrapassar este valor, a largura de width passará a ser 25% do elemento pai.</text:span></text:p>
      <text:p text:style-name="P15">Se você ainda não sacou pra que a gente pode utilizar media queries, lembre que celulares têm dimensões diferentes e você vai querer que seu site fique <text:span text:style-name="T8">bom</text:span> independente das dimensões do aparelho.</text:p>
      <text:p text:style-name="P15">E você não precisa ficar testando o site no celular, os navegadores possibilitam que você simule dimensões diferentes no modo de inspeção de elemento.</text:p>
      <text:p text:style-name="P15">No firefox o atalho é o `ctrl + shift + m`</text:p>
      <text:p text:style-name="P15">No chrome também, mas só funciona com o Inspecionar elemento aberto.</text:p>
      <text:p text:style-name="P15">Uma da vantage<text:span text:style-name="T9">m</text:span> do chrome é que o navegador <text:span text:style-name="T7">tem pré-definidos as dimensões de alguns dispositiv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4:17:24.102907980</meta:creation-date>
    <dc:date>2017-04-12T06:47:50.178291697</dc:date>
    <meta:editing-duration>PT1H26M47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4" meta:paragraph-count="69" meta:word-count="876" meta:character-count="5057" meta:non-whitespace-character-count="4194"/>
  </office:meta>
</office:document-meta>
</file>